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5.692cm"/>
    </style:style>
    <style:style style:name="Tabella1.B" style:family="table-column">
      <style:table-column-properties style:column-width="11.308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fo:language="it" fo:country="I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it" fo:country="IT" fo:font-style="normal" style:text-underline-style="none" fo:font-weight="normal" officeooo:rsid="000b2977" officeooo:paragraph-rsid="000b297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0pt" fo:language="it" fo:country="I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5pt" fo:language="it" fo:country="IT" fo:font-style="italic" style:text-underline-style="solid" style:text-underline-width="auto" style:text-underline-color="font-color" fo:font-weight="bold" style:font-size-asian="35pt" style:font-style-asian="italic" style:font-weight-asian="bold" style:font-size-complex="35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59c2c"/>
    </style:style>
    <style:style style:name="P13" style:family="paragraph" style:parent-style-name="Standard">
      <style:paragraph-properties fo:text-align="start" style:justify-single-word="false"/>
      <style:text-properties officeooo:paragraph-rsid="0015e41e"/>
    </style:style>
    <style:style style:name="P14" style:family="paragraph" style:parent-style-name="Standard">
      <style:paragraph-properties fo:text-align="justify" style:justify-single-word="false"/>
      <style:text-properties fo:language="it" fo:country="IT"/>
    </style:style>
    <style:style style:name="P15" style:family="paragraph" style:parent-style-name="Standard">
      <style:paragraph-properties fo:text-align="center" style:justify-single-word="false"/>
      <style:text-properties fo:language="it" fo:country="IT"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2pt" fo:language="it" fo:country="I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2pt" fo:language="it" fo:country="I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Heading">
      <style:paragraph-properties fo:text-align="center" style:justify-single-word="false"/>
      <style:text-properties fo:language="it" fo:country="IT"/>
    </style:style>
    <style:style style:name="P19" style:family="paragraph" style:parent-style-name="Table_20_Heading">
      <style:paragraph-properties fo:text-align="center" style:justify-single-word="false"/>
      <style:text-properties fo:language="it" fo:country="IT" fo:font-weight="bold" style:font-weight-asian="bold" style:font-weight-complex="bold"/>
    </style:style>
    <style:style style:name="P20" style:family="paragraph" style:parent-style-name="Heading_20_1">
      <style:paragraph-properties fo:text-align="center" style:justify-single-word="false"/>
      <style:text-properties fo:font-size="20pt" fo:language="it" fo:country="I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officeooo:paragraph-rsid="00185c8c"/>
    </style:style>
    <style:style style:name="P22" style:family="paragraph" style:parent-style-name="Table_20_Contents">
      <style:paragraph-properties fo:text-align="center" style:justify-single-word="false"/>
      <style:text-properties fo:font-size="12pt" fo:language="it" fo:country="I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size="12pt" fo:language="it" fo:country="IT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size="12pt" fo:language="it" fo:country="IT" fo:font-weight="normal" style:font-size-asian="10.5pt" style:font-weight-asian="normal" style:font-size-complex="12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language="it" fo:country="I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it" fo:country="IT" fo:font-weight="bold" officeooo:rsid="00159c2c" officeooo:paragraph-rsid="00159c2c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language="it" fo:country="IT" fo:font-weight="bold" officeooo:rsid="00159c2c" officeooo:paragraph-rsid="00159c2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language="it" fo:country="IT" fo:font-weight="bol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language="it" fo:country="IT" fo:font-weight="bold" officeooo:rsid="0015e41e" officeooo:paragraph-rsid="0015e41e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language="it" fo:country="IT"/>
    </style:style>
    <style:style style:name="P31" style:family="paragraph" style:parent-style-name="Table_20_Contents">
      <style:paragraph-properties fo:text-align="justify" style:justify-single-word="false"/>
      <style:text-properties fo:language="it" fo:country="IT" fo:font-weight="normal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language="it" fo:country="IT" fo:font-style="normal" style:text-underline-style="none" fo:font-weight="normal" officeooo:paragraph-rsid="001d2fd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a00" style:font-weight-asian="normal" style:font-weight-complex="normal"/>
    </style:style>
    <style:style style:name="T3" style:family="text">
      <style:text-properties fo:font-weight="normal" officeooo:rsid="0018df95" style:font-weight-asian="normal" style:font-weight-complex="normal"/>
    </style:style>
    <style:style style:name="T4" style:family="text">
      <style:text-properties fo:font-weight="normal" officeooo:rsid="001f1ec4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15e41e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it" fo:country="I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it" fo:country="IT" fo:font-style="normal" style:text-underline-style="none" fo:font-weight="normal" officeooo:rsid="0015e41e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3pt" fo:font-style="italic" style:text-underline-style="solid" style:text-underline-width="auto" style:text-underline-color="font-color" fo:font-weight="bold" style:font-size-asian="11.3500003814697pt" style:font-style-asian="italic" style:font-weight-asian="bold" style:font-size-complex="13pt" style:font-style-complex="italic" style:font-weight-complex="bold"/>
    </style:style>
    <style:style style:name="T13" style:family="text">
      <style:text-properties fo:font-size="13pt" fo:language="it" fo:country="IT" fo:font-style="italic" style:text-underline-style="solid" style:text-underline-width="auto" style:text-underline-color="font-color" fo:font-weight="bold" style:font-size-asian="11.3500003814697pt" style:font-style-asian="italic" style:font-weight-asian="bold" style:font-size-complex="13pt" style:font-style-complex="italic" style:font-weight-complex="bold"/>
    </style:style>
    <style:style style:name="T14" style:family="text">
      <style:text-properties officeooo:rsid="000b2977"/>
    </style:style>
    <style:style style:name="T15" style:family="text">
      <style:text-properties officeooo:rsid="000c3d43"/>
    </style:style>
    <style:style style:name="T16" style:family="text">
      <style:text-properties officeooo:rsid="000ded85"/>
    </style:style>
    <style:style style:name="T17" style:family="text">
      <style:text-properties officeooo:rsid="000f0440"/>
    </style:style>
    <style:style style:name="T18" style:family="text">
      <style:text-properties officeooo:rsid="0012b1a2"/>
    </style:style>
    <style:style style:name="T19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size="20pt" fo:language="it" fo:country="I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size="35pt" fo:font-weight="bold" style:font-size-asian="35pt" style:font-weight-asian="bold" style:font-size-complex="35pt" style:font-weight-complex="bold"/>
    </style:style>
    <style:style style:name="T22" style:family="text">
      <style:text-properties fo:font-size="35pt" fo:language="it" fo:country="IT" fo:font-weight="bold" style:font-size-asian="35pt" style:font-weight-asian="bold" style:font-size-complex="35pt" style:font-weight-complex="bold"/>
    </style:style>
    <style:style style:name="T23" style:family="text">
      <style:text-properties officeooo:rsid="001586fd"/>
    </style:style>
    <style:style style:name="T24" style:family="text">
      <style:text-properties officeooo:rsid="00159c2c"/>
    </style:style>
    <style:style style:name="T25" style:family="text">
      <style:text-properties fo:language="it" fo:country="IT"/>
    </style:style>
    <style:style style:name="T26" style:family="text">
      <style:text-properties fo:language="it" fo:country="IT" fo:font-weight="normal" style:font-weight-asian="normal" style:font-weight-complex="normal"/>
    </style:style>
    <style:style style:name="T27" style:family="text">
      <style:text-properties fo:language="it" fo:country="IT" fo:font-weight="normal" officeooo:rsid="0018df95" style:font-weight-asian="normal" style:font-weight-complex="normal"/>
    </style:style>
    <style:style style:name="T28" style:family="text">
      <style:text-properties fo:language="it" fo:country="IT" fo:font-weight="normal" officeooo:rsid="0010da00" style:font-weight-asian="normal" style:font-weight-complex="normal"/>
    </style:style>
    <style:style style:name="T29" style:family="text">
      <style:text-properties fo:language="it" fo:country="IT" fo:font-weight="normal" officeooo:rsid="001f1ec4" style:font-weight-asian="normal" style:font-weight-complex="normal"/>
    </style:style>
    <style:style style:name="T30" style:family="text">
      <style:text-properties fo:language="it" fo:country="IT" officeooo:rsid="00159c2c"/>
    </style:style>
    <style:style style:name="T31" style:family="text">
      <style:text-properties officeooo:rsid="001b78bd"/>
    </style:style>
    <style:style style:name="T32" style:family="text">
      <style:text-properties officeooo:rsid="001d2fd9"/>
    </style:style>
    <style:style style:name="T33" style:family="text">
      <style:text-properties officeooo:rsid="001d3f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uale utente</text:p>
      <text:p text:style-name="P2"/>
      <text:p text:style-name="P7">La schermata iniziale avrà come sfondo l’immagine del parco di pinocchio insieme una scritta di presentazione e un pulsante.</text:p>
      <text:p text:style-name="P32">Una volta premuto il pulsante si aprirà una nuova finestra dove verrà effettuato una foto dell'utente inserendo l'immagine del gatto e della volpe vicino alla testa dell’utente .</text:p>
      <text:p text:style-name="P7">Successivamente si avvierà un vide<text:span text:style-name="T14">o,</text:span> terminato il video, si aprirà una nuova finestra con la relativa domanda <text:span text:style-name="T32">e</text:span> il relativo immagine di sfondo insieme a 10 pulsanti, <text:span text:style-name="T33">numerato da 1 a 10,</text:span> dove <text:span text:style-name="T14">verrà chiesto all’utente di assegnare </text:span>un voto da 1 a 10.</text:p>
      <text:p text:style-name="P8">Oltre alla presenza dei 10 pulsanti, ci sono altri due pulsanti con il simbolo di <text:span text:style-name="T16">una </text:span>freccia <text:span text:style-name="T16">rivolto </text:span>a sinistra e a destra:</text:p>
      <text:p text:style-name="P7">-se si preme la freccia <text:span text:style-name="T16">rivolta</text:span> a destra, si passerà alla domanda successiva dove verrà avviato un altro video e la sua relativa domanda;</text:p>
      <text:p text:style-name="P7">-se si preme la freccia <text:span text:style-name="T16">rivolta </text:span>a sinistra, si ritornerà alla pagina precedente dove verrà avviato il video precedente e la sua domanda.</text:p>
      <text:p text:style-name="P7">Terminato di rispondere a tutte le domande, si aprirà la penultima pagina dove chiederà se vuoi avere l'immagine oppure no,<text:span text:style-name="T14"> per rispondere si deve </text:span>preme<text:span text:style-name="T14">re</text:span> uno de<text:span text:style-name="T15">i</text:span> due pulsanti disponibili:</text:p>
      <text:p text:style-name="P7">-se si, aprirà l'ultima pagina contenente una casella di testo e un pulsante. Nella casella di testo si deve inserire un indirizzo email valido, <text:span text:style-name="T17">una volta</text:span> premuto il pulsante, <text:span text:style-name="T17">verrà inviato</text:span> l'immagine e le relative risposte all'indirizzo inserito.</text:p>
      <text:p text:style-name="P7">-se no, il programma ripartirà dalla schermata inizial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Manuale i<text:span text:style-name="T23">n</text:span>stallazione</text:p>
      <text:p text:style-name="P2"/>
      <text:p text:style-name="P7"><text:span text:style-name="T5">-Javafx:</text:span> è una famiglia di software applicativi, basati sulla Piattaforma Java, per la creazione di rich Internet applications, applicazioni web che hanno tutte le caratteristiche e funzionalità delle comuni applicazioni per computer. Con JavaFX è possibile realizzare delle applicazioni per computer, cellulari, dispositivi portatili di vario genere, televisori e altri tipi di piattaforme. JavaFX include, oltre ad una crescente libreria di funzionalità grafiche, un vero e proprio linguaggio di programmazione indipendente da Java, chiamato "JavaFX script", un linguaggio di scripting dichiarativo e staticamente tipizzato fortemente orientato alla programmazione grafica; questo rende la programmazione di rich Internet application, e di applicazioni grafiche in genere, particolarmente agevolata.</text:p>
      <text:p text:style-name="P7"/>
      <text:p text:style-name="P7"><text:span text:style-name="T5">-OpenCV:</text:span> (acronimo in lingua inglese di Open Source Computer Vision Library) è una libreria software multipiattaforma nell'ambito della visione artificiale in tempo reale. È un software libero</text:p>
      <text:p text:style-name="P7">originariamente sviluppato da Intel e successiva fu poi manutenuto da Willow Garage e ord da Itseez. Il linguaggio di programmazione principalmente utilizzato per sviluppare con questa libreria è il C++, ma è possibile interfacciarsi anche attraverso il C, Python e Java.</text:p>
      <text:p text:style-name="P7"/>
      <text:p text:style-name="P7"><text:soft-page-break/><text:span text:style-name="T5">-PHP: </text:span>(acronimo ricorsivo di "PHP: Hypertext Preprocessor", preprocessore di ipertesti; originariamente acronimo di "Personal Home Page") è un linguaggio di scripting interpretato, originariamente concepito per la programmazione di pagine web dinamiche. L'interprete PHP è un software libero distribuito sotto la PHP License. Attualmente è principalmente utilizzato per sviluppare applicazioni web lato server, ma può essere usato anche per scrivere script a riga di comando o applicazioni stand-alone con interfaccia grafica.</text:p>
      <text:p text:style-name="P7"/>
      <text:p text:style-name="P9"><text:span text:style-name="T9">-Database MySQL:</text:span><text:span text:style-name="T10"> </text:span><text:span text:style-name="T26">è un RDBMS </text:span><text:span text:style-name="Strong_20_Emphasis"><text:span text:style-name="T26">open source</text:span></text:span><text:span text:style-name="T26"> e </text:span><text:span text:style-name="Strong_20_Emphasis"><text:span text:style-name="T26">libero</text:span></text:span><text:span text:style-name="T26">, e rappresenta una delle tecnologie più note e diffuse nel mondo dell’IT. MySQL offre la possibilità di memorizzare le informazioni in database situato su internet.</text:span></text:p>
      <text:p text:style-name="P7"/>
      <text:p text:style-name="P7"><text:span text:style-name="T5">-Java:</text:span> in informatica, è un linguaggio di programmazione ad alto livello, orientato agli oggetti e a tipizzazione statica, specificatamente progettato per essere il più possibile indipendente dalla piattaforma di esecuzione. (Si è scelta questa per usare qualsiasi piattaforma Hardware per fare girare il nostro software).</text:p>
      <text:p text:style-name="P7"/>
      <text:p text:style-name="P9"><text:span text:style-name="T9">-Html:</text:span><text:span text:style-name="T25"> è l’acronimo di </text:span><text:span text:style-name="Emphasis"><text:span text:style-name="T25">HyperText Markup Language</text:span></text:span><text:span text:style-name="T25"> (“Linguaggio di contrassegno per gli Ipertesti”) e non è un linguaggio di programmazione. Si tratta invece di un </text:span><text:span text:style-name="Strong_20_Emphasis"><text:span text:style-name="T25">linguaggio di markup</text:span></text:span><text:span text:style-name="T25"> (di ‘contrassegno’ o ‘di marcatura’), che permette di indicare come disporre gli elementi all’interno di una pagina infatti è nato per la formattazione e impaginazione dei documenti ipertestuale disponibili nel web. Questo linguaggio è spesso gestita tramite gli stili CSS.</text:span></text:p>
      <text:p text:style-name="P14"/>
      <text:p text:style-name="P9"><text:span text:style-name="T9">-CSS</text:span><text:span text:style-name="T10"> (</text:span><text:span text:style-name="Strong_20_Emphasis"><text:span text:style-name="T26">Cascading Style Sheets, in italiano fogli di stile a cascata), in informatica, è un linguaggio di stile per i documenti HTML, XHTML e XML come i siti e le pagine web, questo linguaggio permette di definire formattazione come i font, i colori, le immagini di sfondo, il layout, il</text:span></text:span></text:p>
      <text:p text:style-name="P3"><text:span text:style-name="Strong_20_Emphasis"><text:span text:style-name="T26">posizionamento delle colonne o di altri elementi sulla pagina, etc.</text:span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5"><text:span text:style-name="Strong_20_Emphasis"><text:span text:style-name="T26">Sul PC è installato il java virtual machine per lanciare il programma creato in linguaggio java </text:span></text:span><text:span text:style-name="Strong_20_Emphasis"><text:span text:style-name="T28">(</text:span></text:span><text:span text:style-name="Strong_20_Emphasis"><text:span text:style-name="T29">che comprende anche l’utilizzo di</text:span></text:span><text:span text:style-name="Strong_20_Emphasis"><text:span text:style-name="T28"> javafx e OpenCV)</text:span></text:span><text:span text:style-name="Strong_20_Emphasis"><text:span text:style-name="T26">, inoltre </text:span></text:span><text:span text:style-name="Strong_20_Emphasis"><text:span text:style-name="T29">il pc </text:span></text:span><text:span text:style-name="Strong_20_Emphasis"><text:span text:style-name="T26">viene utilizzato anche per memorizzare temporaneamente la foto dell'utente (catturato dal webcam collegato ad esso) insieme all'immagine del gatto e della volpe. Esso manterrà </text:span></text:span><text:span text:style-name="Strong_20_Emphasis"><text:span text:style-name="T27">momentaneamente </text:span></text:span><text:span text:style-name="Strong_20_Emphasis"><text:span text:style-name="T26">anche i voti </text:span></text:span><text:span text:style-name="Strong_20_Emphasis"><text:span text:style-name="T27">assegnati</text:span></text:span><text:span text:style-name="Strong_20_Emphasis"><text:span text:style-name="T26"> dall'utente per </text:span></text:span><text:span text:style-name="Strong_20_Emphasis"><text:span text:style-name="T27">ogni domanda</text:span></text:span><text:span text:style-name="Strong_20_Emphasis"><text:span text:style-name="T26"> e l'utente può rispondere tramite la funzione touch dello schermo da 32 pollici, il PC è collegato a un database online dove sono presenti tutti gli indirizzi che sono stati inseriti nel computer per richiedere la foto e questi indirizzi possono anche essere prelevati successivamente.</text:span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oft-page-break/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3"><text:span text:style-name="Strong_20_Emphasis"><text:span text:style-name="T26"/></text:span></text:p>
      <text:p text:style-name="P1"><text:span text:style-name="Strong_20_Emphasis"><text:span text:style-name="T22">Manuale tecniche</text:span></text:span></text:p>
      <text:p text:style-name="P4"><text:span text:style-name="Strong_20_Emphasis"><text:span text:style-name="T26"/></text:span></text:p>
      <text:p text:style-name="P6"><text:span text:style-name="Strong_20_Emphasis"><text:span text:style-name="T20">ll webcam</text:span></text:span></text:p>
      <text:p text:style-name="P5"><text:span text:style-name="Strong_20_Emphasis"><text:span text:style-name="T13"/>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6">Logitech HD Pro Webcam C920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8">Generale </text:p>
          </table:table-cell>
          <table:covered-table-cell/>
        </table:table-row>
        <table:table-row>
          <table:table-cell table:style-name="Tabella1.A1" office:value-type="string">
            <text:p text:style-name="P25">Tipo di dispositivo </text:p>
          </table:table-cell>
          <table:table-cell table:style-name="Tabella1.A1" office:value-type="string">
            <text:p text:style-name="P30">Webcam </text:p>
          </table:table-cell>
        </table:table-row>
        <table:table-row>
          <table:table-cell table:style-name="Tabella1.A1" office:value-type="string">
            <text:p text:style-name="P25">Tecnologia di connessione </text:p>
          </table:table-cell>
          <table:table-cell table:style-name="Tabella1.A1" office:value-type="string">
            <text:p text:style-name="P30">Cablato </text:p>
          </table:table-cell>
        </table:table-row>
        <table:table-row>
          <table:table-cell table:style-name="Tabella1.A1" office:value-type="string">
            <text:p text:style-name="P25">Supporto audio </text:p>
          </table:table-cell>
          <table:table-cell table:style-name="Tabella1.A1" office:value-type="string">
            <text:p text:style-name="P30">Sì: microfono stereo incorporato </text:p>
          </table:table-cell>
        </table:table-row>
        <table:table-row>
          <table:table-cell table:style-name="Tabella1.A1" table:number-columns-spanned="2" office:value-type="string">
            <text:p text:style-name="P18">Miscellanea </text:p>
          </table:table-cell>
          <table:covered-table-cell/>
        </table:table-row>
        <table:table-row>
          <table:table-cell table:style-name="Tabella1.A1" office:value-type="string">
            <text:p text:style-name="P25">Cavi inclusi </text:p>
          </table:table-cell>
          <table:table-cell table:style-name="Tabella1.A1" office:value-type="string">
            <text:p text:style-name="P30">1 x cavo USB - 1.8 m </text:p>
          </table:table-cell>
        </table:table-row>
        <table:table-row>
          <table:table-cell table:style-name="Tabella1.A1" office:value-type="string">
            <text:p text:style-name="P25">Accessori in dotazione </text:p>
          </table:table-cell>
          <table:table-cell table:style-name="Tabella1.A1" office:value-type="string">
            <text:p text:style-name="P30">Treppiedi pronto all'uso </text:p>
          </table:table-cell>
        </table:table-row>
        <table:table-row>
          <table:table-cell table:style-name="Tabella1.A1" office:value-type="string">
            <text:p text:style-name="P25">Compatibile con Windows 7 </text:p>
          </table:table-cell>
          <table:table-cell table:style-name="Tabella1.A1" office:value-type="string">
            <text:p text:style-name="P30">Software e dispositivi che hanno il logo “Compatible with Windows 7” hanno superato i test che Microsoft ha messo a punto per verificare che siano compatibili e affidabili con Windows 7 a 32 bit e a 64 bit.</text:p>
          </table:table-cell>
        </table:table-row>
        <table:table-row>
          <table:table-cell table:style-name="Tabella1.A1" table:number-columns-spanned="2" office:value-type="string">
            <text:p text:style-name="P18">Garanzia del produttore </text:p>
          </table:table-cell>
          <table:covered-table-cell/>
        </table:table-row>
        <table:table-row>
          <table:table-cell table:style-name="Tabella1.A1" office:value-type="string">
            <text:p text:style-name="P25">Servizi e supporto </text:p>
          </table:table-cell>
          <table:table-cell table:style-name="Tabella1.A1" office:value-type="string">
            <text:p text:style-name="P30">Garanzia limitata - 2 anni </text:p>
          </table:table-cell>
        </table:table-row>
        <table:table-row>
          <table:table-cell table:style-name="Tabella1.A1" table:number-columns-spanned="2" office:value-type="string">
            <text:p text:style-name="P19">Software / Requisiti di sistema </text:p>
          </table:table-cell>
          <table:covered-table-cell/>
        </table:table-row>
        <table:table-row>
          <table:table-cell table:style-name="Tabella1.A1" office:value-type="string">
            <text:p text:style-name="P25">Sistema operativo richiesto </text:p>
          </table:table-cell>
          <table:table-cell table:style-name="Tabella1.A1" office:value-type="string">
            <text:p text:style-name="P30">Microsoft Windows 7 64-bit Edition, Google Chrome OS, Microsoft Windows Vista / 7 / 8 / 10</text:p>
          </table:table-cell>
        </table:table-row>
        <table:table-row>
          <table:table-cell table:style-name="Tabella1.A1" office:value-type="string">
            <text:p text:style-name="P25">Software incluso </text:p>
          </table:table-cell>
          <table:table-cell table:style-name="Tabella1.A1" office:value-type="string">
            <text:p text:style-name="P30">Logitech Vid HD </text:p>
          </table:table-cell>
        </table:table-row>
        <table:table-row>
          <table:table-cell table:style-name="Tabella1.A1" table:number-columns-spanned="2" office:value-type="string">
            <text:p text:style-name="P19">Macchina fotografica </text:p>
          </table:table-cell>
          <table:covered-table-cell/>
        </table:table-row>
        <table:table-row>
          <table:table-cell table:style-name="Tabella1.A1" office:value-type="string">
            <text:p text:style-name="P25">Tipo </text:p>
          </table:table-cell>
          <table:table-cell table:style-name="Tabella1.A1" office:value-type="string">
            <text:p text:style-name="P30">Colore </text:p>
          </table:table-cell>
        </table:table-row>
        <table:table-row>
          <table:table-cell table:style-name="Tabella1.A1" office:value-type="string">
            <text:p text:style-name="P25">Caratteristiche </text:p>
          </table:table-cell>
          <table:table-cell table:style-name="Tabella1.A1" office:value-type="string">
            <text:p text:style-name="P30">Chiamate video HD 720p, ottica Carl Zeiss, Logitech Fluid Crystal Technology, video chiamata full HD a 1080p su Skype, registrazione filmati 1080p Full HD, compatibile Skype </text:p>
          </table:table-cell>
        </table:table-row>
        <table:table-row>
          <table:table-cell table:style-name="Tabella1.A1" office:value-type="string">
            <text:p text:style-name="P25">Formato video digitale </text:p>
          </table:table-cell>
          <table:table-cell table:style-name="Tabella1.A1" office:value-type="string">
            <text:p text:style-name="P30">H.264 </text:p>
          </table:table-cell>
        </table:table-row>
        <table:table-row>
          <table:table-cell table:style-name="Tabella1.A1" office:value-type="string">
            <text:p text:style-name="P25">Max risoluzione video digitale </text:p>
          </table:table-cell>
          <table:table-cell table:style-name="Tabella1.A1" office:value-type="string">
            <text:p text:style-name="P30">1920 x 1080 </text:p>
          </table:table-cell>
        </table:table-row>
        <table:table-row>
          <table:table-cell table:style-name="Tabella1.A1" table:number-columns-spanned="2" office:value-type="string">
            <text:p text:style-name="P19">Costruzione lente </text:p>
          </table:table-cell>
          <table:covered-table-cell/>
        </table:table-row>
        <table:table-row>
          <table:table-cell table:style-name="Tabella1.A1" office:value-type="string">
            <text:p text:style-name="P25">Messa a fuoco </text:p>
          </table:table-cell>
          <table:table-cell table:style-name="Tabella1.A1" office:value-type="string">
            <text:p text:style-name="P30">Automatico </text:p>
          </table:table-cell>
        </table:table-row>
        <table:table-row>
          <table:table-cell table:style-name="Tabella1.A1" table:number-columns-spanned="2" office:value-type="string">
            <text:p text:style-name="P19">Interfacce </text:p>
          </table:table-cell>
          <table:covered-table-cell/>
        </table:table-row>
        <table:table-row>
          <table:table-cell table:style-name="Tabella1.A1" office:value-type="string">
            <text:p text:style-name="P25">Interfaccia Computer </text:p>
          </table:table-cell>
          <table:table-cell table:style-name="Tabella1.A1" office:value-type="string">
            <text:p text:style-name="P30">USB 2.0 </text:p>
          </table:table-cell>
        </table:table-row>
        <table:table-row>
          <table:table-cell table:style-name="Tabella1.A1" table:number-columns-spanned="2" office:value-type="string">
            <text:p text:style-name="P26">Ulteriori informazioni</text:p>
          </table:table-cell>
          <table:covered-table-cell/>
        </table:table-row>
        <table:table-row>
          <table:table-cell table:style-name="Tabella1.A1" office:value-type="string">
            <text:p text:style-name="P27">Fonti</text:p>
          </table:table-cell>
          <table:table-cell table:style-name="Tabella1.A1" office:value-type="string">
            <text:p text:style-name="P21"><text:a xlink:type="simple" xlink:href="https://www.amazon.it/Logitech-WebCam-Autofocus-Microfono-Integrato/dp/B006A2Q81M?SubscriptionId=AKIAJM6PBWOITK42EKZA&amp;tag=salvatore-aranzulla-21&amp;linkCode=xm2&amp;camp=2025&amp;creative=165953&amp;creativeASIN=B006A2Q81M&amp;ascsubtag=[t%7Clink[p%7C66362[a%7CB006A2Q81M" text:style-name="Internet_20_link" text:visited-style-name="Visited_20_Internet_20_Link"><text:span text:style-name="T25">Link del prodotto su amazon</text:span></text:a><text:span text:style-name="T30">, </text:span><text:a xlink:type="simple" xlink:href="http://www.misco.it/product/24652A/Logitech-HD-Pro-Webcam-C920-Webcam-colore-1920-x-1080-audio-USB-2-0-H-264-PROMO?selectedTabIndex=2&amp;tabBarViewName=ProductTechnicalSpecifications&amp;page=1&amp;#tabs" text:style-name="Internet_20_link" text:visited-style-name="Visited_20_Internet_20_Link"><text:span text:style-name="T25">Link sulle caratteristiche tecniche del prodotto</text:span></text:a></text:p>
          </table:table-cell>
        </table:table-row>
      </table:table>
      <text:p text:style-name="P14"/>
      <text:p text:style-name="P14"/>
      <text:p text:style-name="P14"/>
      <text:p text:style-name="P14"/>
      <text:p text:style-name="P10"><text:soft-page-break/>Schermo touch screen da 32 pollici</text:p>
      <text:p text:style-name="P1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table:number-columns-spanned="2" office:value-type="string">
            <text:p text:style-name="P28">Gowe 32 "IR/IR Display Touch Monitor/TV </text:p>
          </table:table-cell>
          <table:covered-table-cell/>
        </table:table-row>
        <table:table-row>
          <table:table-cell table:style-name="Tabella2.A2" office:value-type="string">
            <text:p text:style-name="P25">Tipo di dispositivo </text:p>
          </table:table-cell>
          <table:table-cell table:style-name="Tabella2.A1" office:value-type="string">
            <text:p text:style-name="P30">Monitor</text:p>
          </table:table-cell>
        </table:table-row>
        <table:table-row>
          <table:table-cell table:style-name="Tabella2.A2" office:value-type="string">
            <text:p text:style-name="P25">Produttore</text:p>
          </table:table-cell>
          <table:table-cell table:style-name="Tabella2.A1" office:value-type="string">
            <text:p text:style-name="P30">Gowe Group</text:p>
          </table:table-cell>
        </table:table-row>
        <table:table-row>
          <table:table-cell table:style-name="Tabella2.A2" office:value-type="string">
            <text:p text:style-name="P25">Codice prodotto</text:p>
          </table:table-cell>
          <table:table-cell table:style-name="Tabella2.A1" office:value-type="string">
            <text:p text:style-name="P30">GWE-1027123</text:p>
          </table:table-cell>
        </table:table-row>
        <table:table-row>
          <table:table-cell table:style-name="Tabella2.A2" office:value-type="string">
            <text:p text:style-name="P25">Dimensione schermo </text:p>
          </table:table-cell>
          <table:table-cell table:style-name="Tabella2.A1" office:value-type="string">
            <text:p text:style-name="P30">32" (81,3 cm)</text:p>
          </table:table-cell>
        </table:table-row>
        <table:table-row>
          <table:table-cell table:style-name="Tabella2.A2" office:value-type="string">
            <text:p text:style-name="P25">Sistema touch</text:p>
          </table:table-cell>
          <table:table-cell table:style-name="Tabella2.A1" office:value-type="string">
            <text:p text:style-name="P30">Si funzionante anche per 4K</text:p>
          </table:table-cell>
        </table:table-row>
        <table:table-row>
          <table:table-cell table:style-name="Tabella2.A2" office:value-type="string">
            <text:p text:style-name="P25">Controller</text:p>
          </table:table-cell>
          <table:table-cell table:style-name="Tabella2.A1" office:value-type="string">
            <text:p text:style-name="P30">multi-touch</text:p>
          </table:table-cell>
        </table:table-row>
        <table:table-row>
          <table:table-cell table:style-name="Tabella2.A2" office:value-type="string">
            <text:p text:style-name="P25">Display compatibile con 4K</text:p>
          </table:table-cell>
          <table:table-cell table:style-name="Tabella2.A1" office:value-type="string">
            <text:p text:style-name="P30">Si</text:p>
          </table:table-cell>
        </table:table-row>
        <table:table-row>
          <table:table-cell table:style-name="Tabella2.A2" office:value-type="string">
            <text:p text:style-name="P25">La frequenza dei fotogrammi</text:p>
          </table:table-cell>
          <table:table-cell table:style-name="Tabella2.A1" office:value-type="string">
            <text:p text:style-name="P30">250 FPS</text:p>
          </table:table-cell>
        </table:table-row>
        <table:table-row>
          <table:table-cell table:style-name="Tabella2.A2" office:value-type="string">
            <text:p text:style-name="P25">Presenza Lightning Speed </text:p>
          </table:table-cell>
          <table:table-cell table:style-name="Tabella2.A1" office:value-type="string">
            <text:p text:style-name="P30">Si</text:p>
          </table:table-cell>
        </table:table-row>
        <table:table-row>
          <table:table-cell table:style-name="Tabella2.A2" office:value-type="string">
            <text:p text:style-name="P25">Sensibilità dello schermo</text:p>
          </table:table-cell>
          <table:table-cell table:style-name="Tabella2.A1" office:value-type="string">
            <text:p text:style-name="P30">Alta precisione anche per il minimo azione</text:p>
          </table:table-cell>
        </table:table-row>
        <table:table-row>
          <table:table-cell table:style-name="Tabella2.A2" office:value-type="string">
            <text:p text:style-name="P25">Problemi dei display contro il luce solare</text:p>
          </table:table-cell>
          <table:table-cell table:style-name="Tabella2.A1" office:value-type="string">
            <text:p text:style-name="P30">No, grazie alla funzione Outdoor Full-Angle Anti-Sunlight funzionante per qualsiasi l’ora del giorno e per qualsiasi orientamento.</text:p>
          </table:table-cell>
        </table:table-row>
        <table:table-row>
          <table:table-cell table:style-name="Tabella2.A2" office:value-type="string">
            <text:p text:style-name="P25">Sistem<text:span text:style-name="T18">a </text:span>operativo compatibile</text:p>
          </table:table-cell>
          <table:table-cell table:style-name="Tabella2.A1" office:value-type="string">
            <text:p text:style-name="P30">Windows 10/8/7, Mac OSX, Ubuntu/ Fedora, sistema Android che può essere personalizzata.</text:p>
          </table:table-cell>
        </table:table-row>
        <table:table-row>
          <table:table-cell table:style-name="Tabella2.A2" office:value-type="string">
            <text:p text:style-name="P25">Supporto</text:p>
          </table:table-cell>
          <table:table-cell table:style-name="Tabella2.A1" office:value-type="string">
            <text:p text:style-name="P30">HID</text:p>
          </table:table-cell>
        </table:table-row>
        <table:table-row>
          <table:table-cell table:style-name="Tabella2.A2" office:value-type="string">
            <text:p text:style-name="P25">Richiesta di istallare driver</text:p>
          </table:table-cell>
          <table:table-cell table:style-name="Tabella2.A1" office:value-type="string">
            <text:p text:style-name="P30">No</text:p>
          </table:table-cell>
        </table:table-row>
        <table:table-row>
          <table:table-cell table:style-name="Tabella2.A2" office:value-type="string">
            <text:p text:style-name="P25">Alimitazione</text:p>
          </table:table-cell>
          <table:table-cell table:style-name="Tabella2.A1" office:value-type="string">
            <text:p text:style-name="P30">Tramite porta USB</text:p>
          </table:table-cell>
        </table:table-row>
        <table:table-row>
          <table:table-cell table:style-name="Tabella2.A2" office:value-type="string">
            <text:p text:style-name="P27">Fonti</text:p>
          </table:table-cell>
          <table:table-cell table:style-name="Tabella2.A1" office:value-type="string">
            <text:p text:style-name="P12"><text:a xlink:type="simple" xlink:href="https://www.amazon.it/Gowe-32-Display-Touch-Monitor/dp/B01H8MFAC0/ref=sr_1_52?ie=UTF8&amp;qid=1493711152&amp;sr=8-52&amp;keywords=Monitor+32+Pollici" text:style-name="Internet_20_link" text:visited-style-name="Visited_20_Internet_20_Link"><text:span text:style-name="T11">Link del prodotto su amazon</text:span></text:a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0" text:outline-level="1">PC DESKTOP ASSEMBLATO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22">DILC OFFICE GOLD EASY </text:p>
          </table:table-cell>
          <table:covered-table-cell/>
        </table:table-row>
        <table:table-row>
          <table:table-cell table:style-name="Tabella3.A2" table:number-columns-spanned="2" office:value-type="string">
            <text:p text:style-name="P22">GENERALE</text:p>
          </table:table-cell>
          <table:covered-table-cell/>
        </table:table-row>
        <table:table-row>
          <table:table-cell table:style-name="Tabella3.A3" office:value-type="string">
            <text:p text:style-name="P23">Tipo di dispositivo </text:p>
          </table:table-cell>
          <table:table-cell table:style-name="Tabella3.A2" office:value-type="string">
            <text:p text:style-name="P24">PC desktop assemblato (computer fisso)</text:p>
          </table:table-cell>
        </table:table-row>
        <table:table-row>
          <table:table-cell table:style-name="Tabella3.A3" office:value-type="string">
            <text:p text:style-name="P23">Produttore</text:p>
          </table:table-cell>
          <table:table-cell table:style-name="Tabella3.A2" office:value-type="string">
            <text:p text:style-name="P24">DILC</text:p>
          </table:table-cell>
        </table:table-row>
        <table:table-row>
          <table:table-cell table:style-name="Tabella3.A3" office:value-type="string">
            <text:p text:style-name="P23">Codice prodotto</text:p>
          </table:table-cell>
          <table:table-cell table:style-name="Tabella3.A2" office:value-type="string">
            <text:p text:style-name="P24">DILC-O31</text:p>
          </table:table-cell>
        </table:table-row>
        <table:table-row>
          <table:table-cell table:style-name="Tabella3.A3" office:value-type="string">
            <text:p text:style-name="P23">Max risoluzione schermo</text:p>
          </table:table-cell>
          <table:table-cell table:style-name="Tabella3.A2" office:value-type="string">
            <text:p text:style-name="P24">1080p Full HD</text:p>
          </table:table-cell>
        </table:table-row>
        <table:table-row>
          <table:table-cell table:style-name="Tabella3.A3" office:value-type="string">
            <text:p text:style-name="P25">Colore </text:p>
          </table:table-cell>
          <table:table-cell table:style-name="Tabella3.A2" office:value-type="string">
            <text:p text:style-name="P31">Gold easy</text:p>
          </table:table-cell>
        </table:table-row>
        <table:table-row>
          <table:table-cell table:style-name="Tabella3.A2" table:number-columns-spanned="2" office:value-type="string">
            <text:p text:style-name="P28">Scheda madre</text:p>
          </table:table-cell>
          <table:covered-table-cell/>
        </table:table-row>
        <text:soft-page-break/>
        <table:table-row>
          <table:table-cell table:style-name="Tabella3.A3" office:value-type="string">
            <text:p text:style-name="P25">Scheda Madre socket</text:p>
          </table:table-cell>
          <table:table-cell table:style-name="Tabella3.A2" office:value-type="string">
            <text:p text:style-name="P31">1151</text:p>
          </table:table-cell>
        </table:table-row>
        <table:table-row>
          <table:table-cell table:style-name="Tabella3.A2" table:number-columns-spanned="2" office:value-type="string">
            <text:p text:style-name="P22">PROCESSORE</text:p>
          </table:table-cell>
          <table:covered-table-cell/>
        </table:table-row>
        <table:table-row>
          <table:table-cell table:style-name="Tabella3.A3" office:value-type="string">
            <text:p text:style-name="P23">Marchio processore</text:p>
          </table:table-cell>
          <table:table-cell table:style-name="Tabella3.A2" office:value-type="string">
            <text:p text:style-name="P24">Intel Kaby Lake</text:p>
          </table:table-cell>
        </table:table-row>
        <table:table-row>
          <table:table-cell table:style-name="Tabella3.A3" office:value-type="string">
            <text:p text:style-name="P23">Tipo processore</text:p>
          </table:table-cell>
          <table:table-cell table:style-name="Tabella3.A2" office:value-type="string">
            <text:p text:style-name="P24">Core i3 </text:p>
          </table:table-cell>
        </table:table-row>
        <table:table-row>
          <table:table-cell table:style-name="Tabella3.A3" office:value-type="string">
            <text:p text:style-name="P23">Velocità processore</text:p>
          </table:table-cell>
          <table:table-cell table:style-name="Tabella3.A2" office:value-type="string">
            <text:p text:style-name="P24">3,90 GHz</text:p>
          </table:table-cell>
        </table:table-row>
        <table:table-row>
          <table:table-cell table:style-name="Tabella3.A3" office:value-type="string">
            <text:p text:style-name="P23">Numero processori</text:p>
          </table:table-cell>
          <table:table-cell table:style-name="Tabella3.A2" office:value-type="string">
            <text:p text:style-name="P24">2</text:p>
          </table:table-cell>
        </table:table-row>
        <table:table-row>
          <table:table-cell table:style-name="Tabella3.A2" table:number-columns-spanned="2" office:value-type="string">
            <text:p text:style-name="P22">MEMORIA</text:p>
          </table:table-cell>
          <table:covered-table-cell/>
        </table:table-row>
        <table:table-row>
          <table:table-cell table:style-name="Tabella3.A3" office:value-type="string">
            <text:p text:style-name="P23">Tipologia di memoria computer</text:p>
          </table:table-cell>
          <table:table-cell table:style-name="Tabella3.A2" office:value-type="string">
            <text:p text:style-name="P24">DIMM</text:p>
          </table:table-cell>
        </table:table-row>
        <table:table-row>
          <table:table-cell table:style-name="Tabella3.A3" office:value-type="string">
            <text:p text:style-name="P23">Dimensione RAM</text:p>
          </table:table-cell>
          <table:table-cell table:style-name="Tabella3.A2" office:value-type="string">
            <text:p text:style-name="P24">4 GB</text:p>
          </table:table-cell>
        </table:table-row>
        <table:table-row>
          <table:table-cell table:style-name="Tabella3.A3" office:value-type="string">
            <text:p text:style-name="P23">Dimensione Hard-Disk</text:p>
          </table:table-cell>
          <table:table-cell table:style-name="Tabella3.A2" office:value-type="string">
            <text:p text:style-name="P24">500 GB</text:p>
          </table:table-cell>
        </table:table-row>
        <table:table-row>
          <table:table-cell table:style-name="Tabella3.A3" office:value-type="string">
            <text:p text:style-name="P23">Descrizione Hard-Disk</text:p>
          </table:table-cell>
          <table:table-cell table:style-name="Tabella3.A2" office:value-type="string">
            <text:p text:style-name="P24">HDD 7200 rpm</text:p>
          </table:table-cell>
        </table:table-row>
        <table:table-row>
          <table:table-cell table:style-name="Tabella3.A3" office:value-type="string">
            <text:p text:style-name="P23">Interfaccia Hard-Disk</text:p>
          </table:table-cell>
          <table:table-cell table:style-name="Tabella3.A2" office:value-type="string">
            <text:p text:style-name="P24">Serial ATA-600</text:p>
          </table:table-cell>
        </table:table-row>
        <table:table-row>
          <table:table-cell table:style-name="Tabella3.A2" table:number-columns-spanned="2" office:value-type="string">
            <text:p text:style-name="P22">SCHEDA GRAFICA</text:p>
          </table:table-cell>
          <table:covered-table-cell/>
        </table:table-row>
        <table:table-row>
          <table:table-cell table:style-name="Tabella3.A3" office:value-type="string">
            <text:p text:style-name="P23">Descrizione scheda grafica</text:p>
          </table:table-cell>
          <table:table-cell table:style-name="Tabella3.A2" office:value-type="string">
            <text:p text:style-name="P24">Intel® HD Graphics 630 <text:s/>con supporto al 4K</text:p>
          </table:table-cell>
        </table:table-row>
        <table:table-row>
          <table:table-cell table:style-name="Tabella3.A3" office:value-type="string">
            <text:p text:style-name="P23">Dimensione memoria scheda grafica</text:p>
          </table:table-cell>
          <table:table-cell table:style-name="Tabella3.A2" office:value-type="string">
            <text:p text:style-name="P24">1 GB</text:p>
          </table:table-cell>
        </table:table-row>
        <table:table-row>
          <table:table-cell table:style-name="Tabella3.A3" office:value-type="string">
            <text:p text:style-name="P23">Interfaccia scheda grafica</text:p>
          </table:table-cell>
          <table:table-cell table:style-name="Tabella3.A2" office:value-type="string">
            <text:p text:style-name="P24">I<text:span text:style-name="T31">ntegrato</text:span></text:p>
          </table:table-cell>
        </table:table-row>
        <table:table-row>
          <table:table-cell table:style-name="Tabella3.A2" table:number-columns-spanned="2" office:value-type="string">
            <text:p text:style-name="P22">GARANZIA DEL PRODUTTORE</text:p>
          </table:table-cell>
          <table:covered-table-cell/>
        </table:table-row>
        <table:table-row>
          <table:table-cell table:style-name="Tabella3.A3" office:value-type="string">
            <text:p text:style-name="P25">Servizi e supporto </text:p>
          </table:table-cell>
          <table:table-cell table:style-name="Tabella3.A2" office:value-type="string">
            <text:p text:style-name="P25">Garanzia limitata ITALIA - 2 anni </text:p>
          </table:table-cell>
        </table:table-row>
        <table:table-row>
          <table:table-cell table:style-name="Tabella3.A2" table:number-columns-spanned="2" office:value-type="string">
            <text:p text:style-name="P28">ULTERIORI INFORMAZIONI</text:p>
          </table:table-cell>
          <table:covered-table-cell/>
        </table:table-row>
        <table:table-row>
          <table:table-cell table:style-name="Tabella3.A3" office:value-type="string">
            <text:p text:style-name="P25">Tipologia di periferica ottica</text:p>
          </table:table-cell>
          <table:table-cell table:style-name="Tabella3.A2" office:value-type="string">
            <text:p text:style-name="P31">DVD|CD</text:p>
          </table:table-cell>
        </table:table-row>
        <table:table-row>
          <table:table-cell table:style-name="Tabella3.A3" office:value-type="string">
            <text:p text:style-name="P25">Sistema operativo</text:p>
          </table:table-cell>
          <table:table-cell table:style-name="Tabella3.A2" office:value-type="string">
            <text:p text:style-name="P31">Windows</text:p>
          </table:table-cell>
        </table:table-row>
        <table:table-row>
          <table:table-cell table:style-name="Tabella3.A3" office:value-type="string">
            <text:p text:style-name="P25">Drive aggiuntivi</text:p>
          </table:table-cell>
          <table:table-cell table:style-name="Tabella3.A2" office:value-type="string">
            <text:p text:style-name="P31">DVD/CD-RW</text:p>
          </table:table-cell>
        </table:table-row>
        <table:table-row>
          <table:table-cell table:style-name="Tabella3.A3" office:value-type="string">
            <text:p text:style-name="P25">Porte</text:p>
          </table:table-cell>
          <table:table-cell table:style-name="Tabella3.A2" office:value-type="string">
            <text:p text:style-name="P31">HDMI, VGA e DVI</text:p>
          </table:table-cell>
        </table:table-row>
        <table:table-row>
          <table:table-cell table:style-name="Tabella3.A3" office:value-type="string">
            <text:p text:style-name="P25">Alimentatore</text:p>
          </table:table-cell>
          <table:table-cell table:style-name="Tabella3.A2" office:value-type="string">
            <text:p text:style-name="P31">500W</text:p>
          </table:table-cell>
        </table:table-row>
        <table:table-row>
          <table:table-cell table:style-name="Tabella3.A3" office:value-type="string">
            <text:p text:style-name="P25">Case </text:p>
          </table:table-cell>
          <table:table-cell table:style-name="Tabella3.A2" office:value-type="string">
            <text:p text:style-name="P31">ATK</text:p>
          </table:table-cell>
        </table:table-row>
        <table:table-row>
          <table:table-cell table:style-name="Tabella3.A3" office:value-type="string">
            <text:p text:style-name="P29">Fonti</text:p>
          </table:table-cell>
          <table:table-cell table:style-name="Tabella3.A2" office:value-type="string">
            <text:p text:style-name="P13"><text:a xlink:type="simple" xlink:href="https://www.amazon.it/DILC-ASSEMBLATO-COMPLETO-COMPUTER-Graphics/dp/B01FMPV33U/ref=sr_1_cc_5?s=aps&amp;ie=UTF8&amp;qid=1493800941&amp;sr=1-5-catcorr&amp;keywords=computer%2Bi3%2B7100&amp;th=1" text:style-name="Internet_20_link" text:visited-style-name="Visited_20_Internet_20_Link"><text:span text:style-name="T11">Link del prodotto su amazon</text:span></text:a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2:07:03.088000000</meta:creation-date>
    <dc:date>2017-05-10T11:29:06.936000000</dc:date>
    <meta:editing-duration>PT1H50M5S</meta:editing-duration>
    <meta:editing-cycles>29</meta:editing-cycles>
    <meta:generator>LibreOffice/5.2.1.2$Windows_x86 LibreOffice_project/31dd62db80d4e60af04904455ec9c9219178d620</meta:generator>
    <meta:document-statistic meta:table-count="3" meta:image-count="0" meta:object-count="0" meta:page-count="5" meta:paragraph-count="159" meta:word-count="1242" meta:character-count="8224" meta:non-whitespace-character-count="7094"/>
  </office:meta>
</office:document-meta>
</file>